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964">
            <text:p>964</text:p>
          </table:table-cell>
          <table:table-cell table:style-name="ce22" office:value-type="float" office:value="314">
            <text:p>314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047">
            <text:p>1,047</text:p>
          </table:table-cell>
          <table:table-cell table:style-name="ce22" office:value-type="float" office:value="228">
            <text:p>22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74">
            <text:p>274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640">
            <text:p>1,64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695">
            <text:p>2,695</text:p>
          </table:table-cell>
          <table:table-cell table:style-name="ce22" office:value-type="float" office:value="231">
            <text:p>231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41">
            <text:p>24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765">
            <text:p>6,765</text:p>
          </table:table-cell>
          <table:table-cell table:style-name="ce23" office:value-type="float" office:value="962">
            <text:p>96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729">
            <text:p>7,729</text:p>
          </table:table-cell>
          <table:table-cell table:style-name="ce23" office:value-type="float" office:value="1276">
            <text:p>1,2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